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ToC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event-listeners/>
  </office:scripts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 New Roman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Lucida Sans Unicode" style:font-size-asian="14pt" style:font-name-complex="Tahoma" style:font-size-complex="14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1$Win32 OpenOffice.org_project/680m1$Build-8990
  </meta:generator>
    <meta:creation-date>2006-08-13T17:28:20</meta:creation-date>
    <dc:date>2006-08-13T17:29:21</dc:date>
    <dc:language>ru-RU</dc:language>
    <meta:editing-cycles>2</meta:editing-cycles>
    <meta:editing-duration>PT1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4"/>
  </office:meta>
</office:document-meta>
</file>

<file path=Basic/Standard/ToC.xml><?xml version="1.0" encoding="utf-8"?>
<!DOCTYPE module  PUBLIC '-//OpenOffice.org//DTD OfficeDocument 1.0//EN'  'module.dtd'>
<script:module xmlns:script="http://openoffice.org/2000/script" script:name="ToC" script:language="StarBasic">REM  *****  BASIC  *****


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UpdateCurIndex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